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22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7">ПОВЕРКИ</text:span></text:p>
      <text:p text:style-name="P5"/>
      <text:p text:style-name="P34"><text:span text:style-name="T9">БДКГ-2</text:span><text:span text:style-name="T4">3/1</text:span><text:span text:style-name="T9"> зав. № __</text:span><text:span text:style-name="T3">$allSerial</text:span><text:span text:style-name="T4"><text:tab/><text:tab/></text:span></text:p>
      <text:p text:style-name="P33"><text:span text:style-name="T19">принадлежащего<text:tab/></text:span><text:span text:style-name="T20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8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<text:span text:style-name="T1">$facility_110</text:span>;</text:p>
      <text:p text:style-name="P16">- <text:span text:style-name="T1">$facility_1</text:span><text:span text:style-name="T7">3</text:span><text:span text:style-name="T1">0</text:span>;</text:p>
      <text:p text:style-name="P21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20"/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8">H</text:span><text:span text:style-name="T13">1</text:span></text:p>
          </table:table-cell>
          <table:table-cell table:style-name="t2.D3" office:value-type="string">
            <text:p text:style-name="P30"><text:span text:style-name="T2">H</text:span><text:span text:style-name="T13">2</text:span></text:p>
          </table:table-cell>
          <table:table-cell table:style-name="t2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8">H</text:span><text:span text:style-name="T13">1</text:span></text:p>
          </table:table-cell>
          <table:table-cell table:style-name="t3.D3" office:value-type="string">
            <text:p text:style-name="P30"><text:span text:style-name="T2">H</text:span><text:span text:style-name="T13">2</text:span></text:p>
          </table:table-cell>
          <table:table-cell table:style-name="t3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8">H</text:span><text:span text:style-name="T13">1</text:span></text:p>
          </table:table-cell>
          <table:table-cell table:style-name="t4.D3" office:value-type="string">
            <text:p text:style-name="P30"><text:span text:style-name="T2">H</text:span><text:span text:style-name="T13">2</text:span></text:p>
          </table:table-cell>
          <table:table-cell table:style-name="t4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8">H</text:span><text:span text:style-name="T13">1</text:span></text:p>
          </table:table-cell>
          <table:table-cell table:style-name="t5.D3" office:value-type="string">
            <text:p text:style-name="P30"><text:span text:style-name="T2">H</text:span><text:span text:style-name="T13">2</text:span></text:p>
          </table:table-cell>
          <table:table-cell table:style-name="t5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8">H</text:span><text:span text:style-name="T13">1</text:span></text:p>
          </table:table-cell>
          <table:table-cell table:style-name="t6.D3" office:value-type="string">
            <text:p text:style-name="P30"><text:span text:style-name="T2">H</text:span><text:span text:style-name="T13">2</text:span></text:p>
          </table:table-cell>
          <table:table-cell table:style-name="t6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8">H</text:span><text:span text:style-name="T13">1</text:span></text:p>
          </table:table-cell>
          <table:table-cell table:style-name="t7.D3" office:value-type="string">
            <text:p text:style-name="P30"><text:span text:style-name="T2">H</text:span><text:span text:style-name="T13">2</text:span></text:p>
          </table:table-cell>
          <table:table-cell table:style-name="t7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8">H</text:span><text:span text:style-name="T13">1</text:span></text:p>
          </table:table-cell>
          <table:table-cell table:style-name="t8.D3" office:value-type="string">
            <text:p text:style-name="P30"><text:span text:style-name="T2">H</text:span><text:span text:style-name="T13">2</text:span></text:p>
          </table:table-cell>
          <table:table-cell table:style-name="t8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8">H</text:span><text:span text:style-name="T13">1</text:span></text:p>
          </table:table-cell>
          <table:table-cell table:style-name="t9.D3" office:value-type="string">
            <text:p text:style-name="P30"><text:span text:style-name="T2">H</text:span><text:span text:style-name="T13">2</text:span></text:p>
          </table:table-cell>
          <table:table-cell table:style-name="t9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2">Блок детектирования <text:span text:style-name="T7">гамма-излучения БДКГ- 2</text:span>3/1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8">H</text:span><text:span text:style-name="T13">1</text:span></text:p>
          </table:table-cell>
          <table:table-cell table:style-name="t10.D3" office:value-type="string">
            <text:p text:style-name="P30"><text:span text:style-name="T2">H</text:span><text:span text:style-name="T13">2</text:span></text:p>
          </table:table-cell>
          <table:table-cell table:style-name="t10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6:43:36.98</dc:date>
    <meta:editing-duration>P3DT1H12M17S</meta:editing-duration>
    <meta:editing-cycles>301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0083"/>
  </office:meta>
</office:document-meta>
</file>